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8bdb" officeooo:paragraph-rsid="000f8bdb"/>
    </style:style>
    <style:style style:name="P2" style:family="paragraph" style:parent-style-name="Standard">
      <style:paragraph-properties fo:text-align="start" style:justify-single-word="false"/>
      <style:text-properties officeooo:rsid="0010fa70" officeooo:paragraph-rsid="0010fa70"/>
    </style:style>
    <style:style style:name="P3" style:family="paragraph" style:parent-style-name="Standard">
      <style:paragraph-properties fo:text-align="start" style:justify-single-word="false"/>
      <style:text-properties officeooo:rsid="00132395" officeooo:paragraph-rsid="001323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phie</text:p>
      <text:p text:style-name="P1"/>
      <text:p text:style-name="P2"><text:a xlink:type="simple" xlink:href="https://sen.enst.fr/elec203/mise-en-oeuvre-materielle-d-un-algorithme-de-chiffrement-par-blocs-simon">https://sen.enst.fr/elec203/mise-en-oeuvre-materielle-d-un-algorithme-de-chiffrement-par-blocs-simon</text:a></text:p>
      <text:p text:style-name="P3"><text:a xlink:type="simple" xlink:href="https://fr.wikipedia.org/wiki/Data_Encryption_Standard">https://fr.wikipedia.org/wiki/Data_Encryption_Standard</text:a></text:p>
      <text:p text:style-name="P3"><text:a xlink:type="simple" xlink:href="https://fr.wikipedia.org/wiki/Réseau_de_Feistel">https://fr.wikipedia.org/wiki/R%C3%A9seau_de_Feistel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0:58:23.879567345</meta:creation-date>
    <dc:date>2017-10-23T11:47:37.359348440</dc:date>
    <meta:editing-duration>PT48M19S</meta:editing-duration>
    <meta:editing-cycles>4</meta:editing-cycles>
    <meta:generator>LibreOffice/4.1.2.3$Linux_X86_64 LibreOffice_project/40b2d7fde7e8d2d7bc5a449dc65df4d08a7dd38</meta:generator>
    <meta:document-statistic meta:table-count="0" meta:image-count="0" meta:object-count="0" meta:page-count="1" meta:paragraph-count="4" meta:word-count="4" meta:character-count="219" meta:non-whitespace-character-count="219"/>
  </office:meta>
</office:document-meta>
</file>